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Typewriter" fo:font-size="36pt" style:text-underline-style="solid" style:text-underline-width="auto" style:text-underline-color="font-color" fo:font-weight="bold" officeooo:rsid="00193915" officeooo:paragraph-rsid="00193915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Sans Typewriter" fo:font-size="24pt" style:text-underline-style="solid" style:text-underline-width="auto" style:text-underline-color="font-color" fo:font-weight="bold" officeooo:rsid="00193915" officeooo:paragraph-rsid="00193915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ucida Sans Typewriter" fo:font-size="24pt" style:text-underline-style="solid" style:text-underline-width="auto" style:text-underline-color="font-color" fo:font-weight="bold" officeooo:rsid="00198f57" officeooo:paragraph-rsid="00198f5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ucida Sans Typewriter" fo:font-size="24pt" style:text-underline-style="none" fo:font-weight="bold" officeooo:rsid="00198f57" officeooo:paragraph-rsid="00198f57" style:font-size-asian="21pt" style:font-weight-asian="bold" style:font-size-complex="24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Lucida Sans Typewriter" fo:font-size="18pt" style:text-underline-style="solid" style:text-underline-width="auto" style:text-underline-color="font-color" fo:font-weight="bold" officeooo:rsid="00198f57" officeooo:paragraph-rsid="00198f57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ucida Sans Typewriter" fo:font-size="18pt" style:text-underline-style="solid" style:text-underline-width="auto" style:text-underline-color="font-color" fo:font-weight="bold" officeooo:rsid="00198f57" officeooo:paragraph-rsid="00198f57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8f57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98f57"/>
    </style:style>
    <style:style style:name="P9" style:family="paragraph" style:parent-style-name="Standard" style:list-style-name="L6">
      <style:paragraph-properties fo:text-align="start" style:justify-single-word="false"/>
      <style:text-properties officeooo:paragraph-rsid="00198f57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1adf26"/>
    </style:style>
    <style:style style:name="P11" style:family="paragraph" style:parent-style-name="Standard">
      <style:paragraph-properties fo:text-align="start" style:justify-single-word="false"/>
      <style:text-properties officeooo:paragraph-rsid="001c094b"/>
    </style:style>
    <style:style style:name="P12" style:family="paragraph" style:parent-style-name="Standard" style:list-style-name="L8">
      <style:paragraph-properties fo:text-align="start" style:justify-single-word="false"/>
      <style:text-properties officeooo:paragraph-rsid="001c094b"/>
    </style:style>
    <style:style style:name="P13" style:family="paragraph" style:parent-style-name="Standard" style:list-style-name="L9">
      <style:paragraph-properties fo:text-align="start" style:justify-single-word="false"/>
      <style:text-properties officeooo:paragraph-rsid="001c094b"/>
    </style:style>
    <style:style style:name="P14" style:family="paragraph" style:parent-style-name="Standard" style:list-style-name="L10">
      <style:paragraph-properties fo:text-align="start" style:justify-single-word="false"/>
      <style:text-properties officeooo:paragraph-rsid="001c094b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adf26" officeooo:paragraph-rsid="001adf26"/>
    </style:style>
    <style:style style:name="P16" style:family="paragraph" style:parent-style-name="Standard">
      <style:paragraph-properties fo:text-align="start" style:justify-single-word="false"/>
      <style:text-properties officeooo:rsid="001adf26" officeooo:paragraph-rsid="001adf26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094b" officeooo:paragraph-rsid="001c094b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094b" officeooo:paragraph-rsid="001c094b" style:font-size-asian="15.75pt" style:font-weight-asian="bold" style:font-size-complex="18pt" style:font-weight-complex="bold"/>
    </style:style>
    <style:style style:name="P19" style:family="paragraph" style:parent-style-name="Standard" style:list-style-name="L10">
      <style:paragraph-properties fo:text-align="start" style:justify-single-word="false"/>
      <style:text-properties officeooo:rsid="001c3dc8" officeooo:paragraph-rsid="001c3dc8"/>
    </style:style>
    <style:style style:name="T1" style:family="text">
      <style:text-properties style:font-name="Lucida Sans Typewriter"/>
    </style:style>
    <style:style style:name="T2" style:family="text">
      <style:text-properties style:font-name="Lucida Sans Typewriter" fo:font-size="18pt" style:text-underline-style="none" fo:font-weight="normal" style:font-size-asian="15.75pt" style:font-weight-asian="normal" style:font-size-complex="18pt" style:font-weight-complex="normal"/>
    </style:style>
    <style:style style:name="T3" style:family="text">
      <style:text-properties style:font-name="Lucida Sans Typewriter" fo:font-size="18pt" style:text-underline-style="none" fo:font-weight="normal" officeooo:rsid="00198f57" style:font-size-asian="15.75pt" style:font-weight-asian="normal" style:font-size-complex="18pt" style:font-weight-complex="normal"/>
    </style:style>
    <style:style style:name="T4" style:family="text">
      <style:text-properties style:font-name="Lucida Sans Typewriter" fo:font-size="18pt" style:text-underline-style="none" fo:font-weight="normal" officeooo:rsid="001adf26" style:font-size-asian="15.75pt" style:font-weight-asian="normal" style:font-size-complex="18pt" style:font-weight-complex="normal"/>
    </style:style>
    <style:style style:name="T5" style:family="text">
      <style:text-properties style:font-name="Lucida Sans Typewriter" fo:font-size="18pt" style:text-underline-style="none" fo:font-weight="normal" officeooo:rsid="001c094b" style:font-size-asian="15.75pt" style:font-weight-asian="normal" style:font-size-complex="18pt" style:font-weight-complex="normal"/>
    </style:style>
    <style:style style:name="T6" style:family="text">
      <style:text-properties style:font-name="Lucida Sans Typewriter" fo:font-size="18pt" style:text-underline-style="none" fo:font-weight="normal" officeooo:rsid="001c3dc8" style:font-size-asian="15.75pt" style:font-weight-asian="normal" style:font-size-complex="18pt" style:font-weight-complex="normal"/>
    </style:style>
    <style:style style:name="T7" style:family="text">
      <style:text-properties style:font-name="Lucida Sans Typewriter" fo:font-size="18pt" style:text-underline-style="none" fo:font-weight="bold" officeooo:rsid="001c094b" style:font-size-asian="15.75pt" style:font-weight-asian="bold" style:font-size-complex="18pt" style:font-weight-complex="bold"/>
    </style:style>
    <style:style style:name="T8" style:family="text">
      <style:text-properties style:font-name="Lucida Sans Typewriter" fo:font-size="18pt" style:text-underline-style="solid" style:text-underline-width="auto" style:text-underline-color="font-color" fo:font-weight="bold" officeooo:rsid="00198f57" style:font-size-asian="15.75pt" style:font-weight-asian="bold" style:font-size-complex="18pt" style:font-weight-complex="bold"/>
    </style:style>
    <style:style style:name="T9" style:family="text">
      <style:text-properties style:font-name="Lucida Sans Typewriter" fo:font-size="18pt" style:text-underline-style="solid" style:text-underline-width="auto" style:text-underline-color="font-color" fo:font-weight="bold" officeooo:rsid="001c094b" style:font-size-asian="15.75pt" style:font-weight-asian="bold" style:font-size-complex="18pt" style:font-weight-complex="bold"/>
    </style:style>
    <style:style style:name="T10" style:family="text">
      <style:text-properties style:font-name="Lucida Sans Typewriter" fo:font-size="18pt" style:text-underline-style="solid" style:text-underline-width="auto" style:text-underline-color="font-color" fo:font-weight="normal" officeooo:rsid="001c094b" style:font-size-asian="15.75pt" style:font-weight-asian="normal" style:font-size-complex="18pt" style:font-weight-complex="normal"/>
    </style:style>
    <style:style style:name="T11" style:family="text">
      <style:text-properties style:font-name="Lucida Sans Typewriter" fo:font-size="24pt" style:text-underline-style="none" fo:font-weight="bold" officeooo:rsid="00198f57" style:font-size-asian="21pt" style:font-weight-asian="bold" style:font-size-complex="24pt" style:font-weight-complex="bold"/>
    </style:style>
    <style:style style:name="T12" style:family="text">
      <style:text-properties style:font-name="Lucida Sans Typewriter" fo:font-size="24pt" style:text-underline-style="none" fo:font-weight="bold" officeooo:rsid="001c094b" style:font-size-asian="21pt" style:font-weight-asian="bold" style:font-size-complex="24pt" style:font-weight-complex="bold"/>
    </style:style>
    <style:style style:name="T13" style:family="text">
      <style:text-properties style:font-name="Lucida Sans Typewriter" officeooo:rsid="00198f57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88cm" fo:text-indent="-0.635cm" fo:margin-left="2.9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623cm" fo:text-indent="-0.635cm" fo:margin-left="3.6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58cm" fo:text-indent="-0.635cm" fo:margin-left="4.2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93cm" fo:text-indent="-0.635cm" fo:margin-left="4.8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528cm" fo:text-indent="-0.635cm" fo:margin-left="5.5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63cm" fo:text-indent="-0.635cm" fo:margin-left="6.1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98cm" fo:text-indent="-0.635cm" fo:margin-left="6.7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433cm" fo:text-indent="-0.635cm" fo:margin-left="7.4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68cm" fo:text-indent="-0.635cm" fo:margin-left="8.0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03cm" fo:text-indent="-0.635cm" fo:margin-left="8.7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velopment Tools</text:p>
      <text:p text:style-name="P1"/>
      <text:p text:style-name="P2"/>
      <text:p text:style-name="P4">Game Engine (*required)</text:p>
      <text:p text:style-name="P3"/>
      <text:list xml:id="list3118578022" text:style-name="L3">
        <text:list-item>
          <text:p text:style-name="P5">Unity3<text:span text:style-name="T14">D:</text:span><text:span text:style-name="T15"> </text:span></text:p>
        </text:list-item>
      </text:list>
      <text:p text:style-name="P6"><text:span text:style-name="T15"><text:tab/></text:span></text:p>
      <text:list xml:id="list1970017118" text:style-name="L4">
        <text:list-item>
          <text:p text:style-name="P8"><text:span text:style-name="T3">Open Source Game Engine By Unity Technologies</text:span></text:p>
        </text:list-item>
        <text:list-item>
          <text:p text:style-name="P8"><text:span text:style-name="T3">Programming Language : C# / Js</text:span></text:p>
        </text:list-item>
        <text:list-item>
          <text:p text:style-name="P8"><text:span text:style-name="T3">Download : </text:span><text:a xlink:type="simple" xlink:href="https://store.unity.com/products/unity-personal?_ga=2.86360600.1282999095.1552410565-743965955.1551949164" text:style-name="Internet_20_link" text:visited-style-name="Visited_20_Internet_20_Link">https://store.unity.com/products/unity-personal?_ga=2.86360600.1282999095.1552410565-743965955.1551949164</text:a></text:p>
        </text:list-item>
        <text:list-item>
          <text:p text:style-name="P8"><text:span text:style-name="T3">Size : </text:span><text:span text:style-name="T5">4-5</text:span><text:span text:style-name="T3">GB</text:span></text:p>
          <text:p text:style-name="P8"><text:span text:style-name="T3"/></text:p>
        </text:list-item>
      </text:list>
      <text:p text:style-name="P7"><text:span text:style-name="T3"/></text:p>
      <text:list xml:id="list3242416064" text:style-name="L6">
        <text:list-item>
          <text:p text:style-name="P9"><text:span text:style-name="T8">Unreal Engine</text:span></text:p>
          <text:list>
            <text:list-header>
              <text:p text:style-name="P9"><text:span text:style-name="T8"/></text:p>
              <text:list>
                <text:list-item>
                  <text:p text:style-name="P10"><text:span text:style-name="T4">Open Source Game engine by Epic Games</text:span></text:p>
                </text:list-item>
                <text:list-item>
                  <text:p text:style-name="P10"><text:span text:style-name="T4">Programming Language : C++</text:span></text:p>
                </text:list-item>
                <text:list-item>
                  <text:p text:style-name="P15"><text:span text:style-name="T2">Download: </text:span><text:a xlink:type="simple" xlink:href="https://www.unrealengine.com/en-US/eulacheck?state=https://www.unrealengine.com/en-US/studio&amp;isAccountCreation=true" text:style-name="Internet_20_link" text:visited-style-name="Visited_20_Internet_20_Link">https://www.unrealengine.com/en-US/eulacheck?state=https://www.unrealengine.com/en-US/studio&amp;isAccountCreation=true</text:a></text:p>
                </text:list-item>
                <text:list-item>
                  <text:p text:style-name="P15"><text:span text:style-name="T2">8-15 GB</text:span></text:p>
                </text:list-item>
              </text:list>
            </text:list-header>
          </text:list>
        </text:list-item>
      </text:list>
      <text:p text:style-name="P16"><text:span text:style-name="T2"/></text:p>
      <text:p text:style-name="P16"><text:span text:style-name="T2"/></text:p>
      <text:list xml:id="list232940217448817" text:continue-numbering="true" text:style-name="L6">
        <text:list-item>
          <text:list>
            <text:list-item>
              <text:list>
                <text:list-header>
                  <text:p text:style-name="P10"><text:span text:style-name="T4"/></text:p>
                </text:list-header>
              </text:list>
            </text:list-item>
          </text:list>
        </text:list-item>
      </text:list>
      <text:p text:style-name="P11"><text:soft-page-break/><text:span text:style-name="T12">IDE</text:span><text:span text:style-name="T11"> (*required)</text:span></text:p>
      <text:p text:style-name="P11"><text:span text:style-name="T11"/></text:p>
      <text:list xml:id="list1860693791" text:style-name="L7">
        <text:list-item>
          <text:p text:style-name="P17"><text:span text:style-name="T13">V</text:span><text:span text:style-name="T1">isual Studio</text:span></text:p>
        </text:list-item>
      </text:list>
      <text:p text:style-name="P18"><text:span text:style-name="T1"/></text:p>
      <text:list xml:id="list4008627875" text:style-name="L8">
        <text:list-item>
          <text:p text:style-name="P12"><text:span text:style-name="T5">Heavy Duty IDE with multiple language support</text:span></text:p>
        </text:list-item>
        <text:list-item>
          <text:p text:style-name="P12"><text:span text:style-name="T5">Built in IntelliSense</text:span></text:p>
        </text:list-item>
        <text:list-item>
          <text:p text:style-name="P12"><text:span text:style-name="T5">Download: </text:span><text:a xlink:type="simple" xlink:href="https://visualstudio.microsoft.com/" text:style-name="Internet_20_link" text:visited-style-name="Visited_20_Internet_20_Link"><text:span text:style-name="T10">https://visualstudio.microsoft.com/</text:span></text:a></text:p>
        </text:list-item>
        <text:list-item>
          <text:p text:style-name="P12"><text:span text:style-name="T5">Recommended for High-End PCs</text:span></text:p>
        </text:list-item>
        <text:list-item>
          <text:p text:style-name="P12"><text:span text:style-name="T5">Size 5 GB+</text:span></text:p>
          <text:p text:style-name="P12"><text:span text:style-name="T5"/></text:p>
        </text:list-item>
      </text:list>
      <text:list xml:id="list2500494054" text:style-name="L9">
        <text:list-item>
          <text:p text:style-name="P13"><text:span text:style-name="T9">MonoDevelop</text:span></text:p>
        </text:list-item>
      </text:list>
      <text:p text:style-name="P11"><text:span text:style-name="T9"/></text:p>
      <text:list xml:id="list3968208581" text:style-name="L10">
        <text:list-item>
          <text:p text:style-name="P14"><text:span text:style-name="T5">Comparatively LightWeight IDE mainly for C# / </text:span><text:span text:style-name="T6">Js</text:span></text:p>
        </text:list-item>
        <text:list-item>
          <text:p text:style-name="P14"><text:span text:style-name="T5">Download: https://www.monodevelop.com/ </text:span></text:p>
        </text:list-item>
        <text:list-item>
          <text:p text:style-name="P19"><text:span text:style-name="T5">S</text:span><text:span text:style-name="T2">ize : ~1 GB</text:span></text:p>
        </text:list-item>
        <text:list-item>
          <text:p text:style-name="P19"><text:span text:style-name="T2">Recommended for Low end PCs</text:span></text:p>
        </text:list-item>
      </text:list>
      <text:p text:style-name="P11"><text:span text:style-name="T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2:33:43.705000000</meta:creation-date>
    <dc:date>2019-03-12T23:29:26.624000000</dc:date>
    <meta:editing-duration>PT4M2S</meta:editing-duration>
    <meta:editing-cycles>1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30" meta:word-count="111" meta:character-count="807" meta:non-whitespace-character-count="740"/>
  </office:meta>
</office:document-meta>
</file>